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49"/>
    <style:style style:name="ce6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payment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56" calcext:value-type="float">
            <text:p>1234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012" calcext:value-type="float">
            <text:p>7890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678" calcext:value-type="float">
            <text:p>34567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234" calcext:value-type="float">
            <text:p>90123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7890" calcext:value-type="float">
            <text:p>567890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customer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number-columns-repeated="2" table:default-cell-style-name="ce6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date" office:date-value="1985-03-15" calcext:value-type="date">
            <text:p>1985-03-15</text:p>
          </table:table-cell>
          <table:table-cell office:value-type="string" calcext:value-type="string">
            <text:p>123 rue de la Paix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Paris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jean.dupont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Durand</text:p>
          </table:table-cell>
          <table:table-cell office:value-type="date" office:date-value="1990-07-20" calcext:value-type="date">
            <text:p>1990-07-20</text:p>
          </table:table-cell>
          <table:table-cell office:value-type="string" calcext:value-type="string">
            <text:p>456 avenue des Champs</text:p>
          </table:table-cell>
          <table:table-cell office:value-type="float" office:value="69002" calcext:value-type="float">
            <text:p>69002</text:p>
          </table:table-cell>
          <table:table-cell office:value-type="string" calcext:value-type="string">
            <text:p>Lyon</text:p>
          </table:table-cell>
          <table:table-cell office:value-type="float" office:value="712345678" calcext:value-type="float">
            <text:p>712345678</text:p>
          </table:table-cell>
          <table:table-cell office:value-type="string" calcext:value-type="string">
            <text:p>marie.durand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rtin</text:p>
          </table:table-cell>
          <table:table-cell office:value-type="date" office:date-value="1988-11-03" calcext:value-type="date">
            <text:p>1988-11-03</text:p>
          </table:table-cell>
          <table:table-cell office:value-type="string" calcext:value-type="string">
            <text:p>789 boulevard des Ros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Bordeaux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pierre.martin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roy</text:p>
          </table:table-cell>
          <table:table-cell office:value-type="date" office:date-value="1976-05-12" calcext:value-type="date">
            <text:p>1976-05-12</text:p>
          </table:table-cell>
          <table:table-cell office:value-type="string" calcext:value-type="string">
            <text:p>987 avenue Victor Hugo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Marseille</text:p>
          </table:table-cell>
          <table:table-cell office:value-type="float" office:value="712345678" calcext:value-type="float">
            <text:p>712345678</text:p>
          </table:table-cell>
          <table:table-cell office:value-type="string" calcext:value-type="string">
            <text:p>sophie.leroy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ubois</text:p>
          </table:table-cell>
          <table:table-cell office:value-type="date" office:date-value="1982-09-28" calcext:value-type="date">
            <text:p>1982-09-28</text:p>
          </table:table-cell>
          <table:table-cell office:value-type="string" calcext:value-type="string">
            <text:p>654 rue Saint-Antoin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Toulouse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thomas.dubois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</table:table>
      <table:table table:name="delivry_person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48.8566</text:p>
          </table:table-cell>
          <table:table-cell office:value-type="string" calcext:value-type="string">
            <text:p>2.3522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45.7640</text:p>
          </table:table-cell>
          <table:table-cell office:value-type="string" calcext:value-type="string">
            <text:p>4.8357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43.6047</text:p>
          </table:table-cell>
          <table:table-cell office:value-type="string" calcext:value-type="string">
            <text:p>1.4442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50.6292</text:p>
          </table:table-cell>
          <table:table-cell office:value-type="string" calcext:value-type="string">
            <text:p>3.0573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47.2184</text:p>
          </table:table-cell>
          <table:table-cell office:value-type="string" calcext:value-type="string">
            <text:p>-1.5536</text:p>
          </table:table-cell>
          <table:table-cell office:value-type="string" calcext:value-type="string">
            <text:p>available</text:p>
          </table:table-cell>
        </table:table-row>
      </table:table>
      <table:table table:name="bag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eal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p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ade fraîcheur avec tom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dess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misu classique avec biscu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zza margherita avec toma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ème brûlée</text:p>
          </table:table-cell>
          <table:table-cell office:value-type="string" calcext:value-type="string">
            <text:p>dess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ème brûlée caramélisée avec vanille et suc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ak frites</text:p>
          </table:table-cell>
          <table:table-cell office:value-type="string" calcext:value-type="string">
            <text:p>pl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ak grillé avec pommes de terre frites et salade verte</text:p>
          </table:table-cell>
        </table:table-row>
      </table:table>
      <table:table table:name="picture" table:style-name="ta1">
        <table:table-column table:style-name="co1" table:number-columns-repeated="3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1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2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3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4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5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</table:table>
      <table:table table:name="chef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od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i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i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ime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5" table:default-cell-style-name="ce6"/>
        <table:table-column table:style-name="co1" table:number-columns-repeated="3" table:default-cell-style-name="Default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4-08T10:00:00" calcext:value-type="date">
            <text:p>2024-04-08 10:00:00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12345" calcext:value-type="float">
            <text:p>12345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  <table:table-cell office:value-type="date" office:date-value="2024-04-09T10:00:00" calcext:value-type="date">
            <text:p>2024-04-09 10:00:00</text:p>
          </table:table-cell>
          <table:table-cell office:value-type="string" calcext:value-type="string">
            <text:p>creat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4-08T11:00:00" calcext:value-type="date">
            <text:p>2024-04-08 11:00:00</text:p>
          </table:table-cell>
          <table:table-cell office:value-type="string" calcext:value-type="string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date" office:date-value="2024-04-08T11:00:00" calcext:value-type="date">
            <text:p>2024-04-08 11:00:00</text:p>
          </table:table-cell>
          <table:table-cell office:value-type="date" office:date-value="2024-04-09T11:00:00" calcext:value-type="date">
            <text:p>2024-04-09 11:00:00</text:p>
          </table:table-cell>
          <table:table-cell office:value-type="string" calcext:value-type="string">
            <text:p>crea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4-09T09:00:00" calcext:value-type="date">
            <text:p>2024-04-09 09:00:00</text:p>
          </table:table-cell>
          <table:table-cell office:value-type="string" calcext:value-type="string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98765" calcext:value-type="float">
            <text:p>98765</text:p>
          </table:table-cell>
          <table:table-cell table:number-columns-repeated="2" office:value-type="date" office:date-value="2024-04-09T09:00:00" calcext:value-type="date">
            <text:p>2024-04-09 09:00:00</text:p>
          </table:table-cell>
          <table:table-cell office:value-type="date" office:date-value="2024-04-10T09:00:00" calcext:value-type="date">
            <text:p>2024-04-10 09:00:00</text:p>
          </table:table-cell>
          <table:table-cell office:value-type="string" calcext:value-type="string">
            <text:p>creat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4-09T10:00:00" calcext:value-type="date">
            <text:p>2024-04-09 10:00:00</text:p>
          </table:table-cell>
          <table:table-cell office:value-type="string" calcext:value-type="string">
            <text:p>0.2</text:p>
          </table:table-cell>
          <table:table-cell office:value-type="float" office:value="35" calcext:value-type="float">
            <text:p>35</text:p>
          </table:table-cell>
          <table:table-cell office:value-type="float" office:value="67890" calcext:value-type="float">
            <text:p>67890</text:p>
          </table:table-cell>
          <table:table-cell table:number-columns-repeated="2" office:value-type="date" office:date-value="2024-04-09T10:00:00" calcext:value-type="date">
            <text:p>2024-04-09 10:00:00</text:p>
          </table:table-cell>
          <table:table-cell office:value-type="date" office:date-value="2024-04-10T10:00:00" calcext:value-type="date">
            <text:p>2024-04-10 10:00:00</text:p>
          </table:table-cell>
          <table:table-cell office:value-type="string" calcext:value-type="string">
            <text:p>created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4-10T12:00:00" calcext:value-type="date">
            <text:p>2024-04-10 12:00:00</text:p>
          </table:table-cell>
          <table:table-cell office:value-type="string" calcext:value-type="string">
            <text:p>0.2</text:p>
          </table:table-cell>
          <table:table-cell office:value-type="float" office:value="45" calcext:value-type="float">
            <text:p>45</text:p>
          </table:table-cell>
          <table:table-cell office:value-type="float" office:value="13579" calcext:value-type="float">
            <text:p>13579</text:p>
          </table:table-cell>
          <table:table-cell table:number-columns-repeated="2" office:value-type="date" office:date-value="2024-04-10T12:00:00" calcext:value-type="date">
            <text:p>2024-04-10 12:00:00</text:p>
          </table:table-cell>
          <table:table-cell office:value-type="date" office:date-value="2024-04-11T12:00:00" calcext:value-type="date">
            <text:p>2024-04-11 12:00:00</text:p>
          </table:table-cell>
          <table:table-cell office:value-type="string" calcext:value-type="string">
            <text:p>created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daily_meal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</table:table>
      <table:table table:name="order_daily_me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rder_delivry_person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</table:table>
      <table:table table:name="meal_daily_me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1:31:26.981383784</meta:creation-date>
    <dc:date>2024-04-10T10:34:26.237230121</dc:date>
    <meta:editing-duration>P1DT22H3M57S</meta:editing-duration>
    <meta:editing-cycles>13</meta:editing-cycles>
    <meta:generator>LibreOffice/7.3.7.2$Linux_X86_64 LibreOffice_project/30$Build-2</meta:generator>
    <meta:document-statistic meta:table-count="12" meta:cell-count="282" meta:object-count="0"/>
  </office:meta>
</office:document-meta>
</file>